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2E38C3D84A6354AE4F7.png" manifest:media-type="image/png"/>
  <manifest:file-entry manifest:full-path="Pictures/10000001000003DE000002E30F80CA1E2DF08B01.png" manifest:media-type="image/png"/>
  <manifest:file-entry manifest:full-path="Pictures/10000001000003DE000002B7104081C65CA2E9D8.png" manifest:media-type="image/png"/>
  <manifest:file-entry manifest:full-path="Pictures/10000001000002BD000001A5D5EE0C9E3A4149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7638d" officeooo:paragraph-rsid="0007638d"/>
    </style:style>
    <style:style style:name="P2" style:family="paragraph" style:parent-style-name="Standard">
      <style:text-properties style:text-position="super 58%" fo:font-size="44pt" officeooo:rsid="0007638d" officeooo:paragraph-rsid="0007638d" style:font-size-asian="38.5pt" style:font-size-complex="4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1.092cm" svg:y="1.864cm" svg:width="19.078cm" svg:height="11.416cm" draw:z-index="0"><draw:image xlink:href="Pictures/10000001000002BD000001A5D5EE0C9E3A4149D6.png" xlink:type="simple" xlink:show="embed" xlink:actuate="onLoad" draw:mime-type="image/png"/></draw:frame><draw:frame draw:style-name="fr1" draw:name="Image2" text:anchor-type="char" svg:x="-1.104cm" svg:y="13.411cm" svg:width="19.131cm" svg:height="12.185cm" draw:z-index="1"><draw:image xlink:href="Pictures/10000001000003DE000002B7104081C65CA2E9D8.png" xlink:type="simple" xlink:show="embed" xlink:actuate="onLoad" draw:mime-type="image/png"/></draw:frame>Assignment 1</text:p>
      <text:p text:style-name="P1"><draw:frame draw:style-name="fr1" draw:name="Image3" text:anchor-type="char" svg:x="-0.998cm" svg:y="-1.323cm" svg:width="18.972cm" svg:height="12.689cm" draw:z-index="2"><draw:image xlink:href="Pictures/10000001000003DE000002E30F80CA1E2DF08B01.png" xlink:type="simple" xlink:show="embed" xlink:actuate="onLoad" draw:mime-type="image/png"/></draw:frame><draw:frame draw:style-name="fr1" draw:name="Image4" text:anchor-type="char" svg:x="-0.972cm" svg:y="11.827cm" svg:width="19.052cm" svg:height="15.057cm" draw:z-index="3"><draw:image xlink:href="Pictures/10000001000003DE000002E38C3D84A6354AE4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19:56.814274806</meta:creation-date>
    <dc:date>2023-10-21T15:33:01.102861670</dc:date>
    <meta:editing-duration>PT13M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" meta:word-count="2" meta:character-count="12" meta:non-whitespace-character-count="11"/>
  </office:meta>
</office:document-meta>
</file>